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941"/>
    </style:style>
    <style:style style:name="P2" style:family="paragraph" style:parent-style-name="Text_20_body" style:list-style-name="L2">
      <style:text-properties officeooo:rsid="00053941" officeooo:paragraph-rsid="00053941"/>
    </style:style>
    <style:style style:name="P3" style:family="paragraph" style:parent-style-name="Text_20_body" style:list-style-name="L3">
      <style:text-properties officeooo:rsid="00053941" officeooo:paragraph-rsid="00053941"/>
    </style:style>
    <style:style style:name="P4" style:family="paragraph" style:parent-style-name="Text_20_body" style:list-style-name="L3">
      <style:text-properties officeooo:paragraph-rsid="00053941"/>
    </style:style>
    <style:style style:name="P5" style:family="paragraph" style:parent-style-name="Text_20_body" style:list-style-name="L2">
      <style:text-properties officeooo:paragraph-rsid="00053941"/>
    </style:style>
    <style:style style:name="T1" style:family="text">
      <style:text-properties officeooo:rsid="00053941"/>
    </style:style>
    <style:style style:name="T2" style:family="text">
      <style:text-properties officeooo:rsid="00054d30"/>
    </style:style>
    <style:style style:name="T3" style:family="text">
      <style:text-properties officeooo:rsid="000738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Ferramentas <text:span text:style-name="T3">utilizadas para automação de testes do AppColaborador.</text:span></text:h>
      <text:list xml:id="list1564423456938503266" text:style-name="L2">
        <text:list-item>
          <text:p text:style-name="P2">Appium</text:p>
          <text:list>
            <text:list-item>
              <text:p text:style-name="P5"><text:span text:style-name="T1"><text:tab/>Framework open-source <text:s/>que utiliza o protocolo WebDriver para realizar testes em apps nativos e h</text:span>íbrido<text:span text:style-name="T1">s. O framework utiliza-se de um webserver REST para fazer a conexão entre o cliente e o dispositivo mobile. Assim, os testes podem ser feitos a partir de qualquer linguagem que tenha suporte a alguma API HTTP. Porém, disponilbilizam-se bibliotecas para algumas linguagens, facilitando o desenvolvimento dos testes.</text:span></text:p>
            </text:list-item>
          </text:list>
        </text:list-item>
      </text:list>
      <text:p text:style-name="P1"/>
      <text:list xml:id="list737616181495864116" text:style-name="L3">
        <text:list-item>
          <text:p text:style-name="P4"><text:span text:style-name="T1">UiAutomator2</text:span></text:p>
          <text:list>
            <text:list-item>
              <text:p text:style-name="P3"><text:tab/><text:span text:style-name="T2">O Appium se utiliza de driver de automação já fornecidos para realizar os testes, tais como UiAutomator/UiAutomator2, Expresso e XCUITest. Nesse projeto, foi utilizador o driver UiAutomator2, que é o principal meio de automação fornecido pela Google para testes em Android. O mesmo não necessita de acesso ao código-fonte, tornado-o viável para testes de caixa preta. Para se realizar os testes de caixa preta com o UiAutomator2, é necessário tambem que seja utilizado um software auxiliar fornecido no SDK Android, que é chamado de UiAutomatorViewer, que permite que seja feita uma análise da hierarquia de layout dos componentes apresentada no dispositivo Android, sendo utilizada para que sejam localizado os ID’s e as propiedades dos componentes a serem testad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5:39.538375742</meta:creation-date>
    <dc:date>2019-03-13T13:37:51.879744637</dc:date>
    <meta:editing-duration>PT1M31S</meta:editing-duration>
    <meta:editing-cycles>1</meta:editing-cycles>
    <meta:document-statistic meta:table-count="0" meta:image-count="0" meta:object-count="0" meta:page-count="1" meta:paragraph-count="5" meta:word-count="194" meta:character-count="1274" meta:non-whitespace-character-count="1086"/>
    <meta:generator>LibreOffice/5.1.6.2$Linux_X86_64 LibreOffice_project/10m0$Build-2</meta:generator>
  </office:meta>
</office:document-meta>
</file>